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4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3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cm" fo:min-width="3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05cm" fo:min-width="2.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2.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3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2.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9.7cm" svg:height="4.7cm" svg:x="8.6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cm" svg:height="2.8cm" svg:x="22.3cm" svg:y="7.8cm">
          <text:p text:style-name="P3">Raspberry Pi</text:p>
          <text:p text:style-name="P3">(mt32Pi)</text:p>
          <text:p text:style-name="P3">(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5.7cm 10.6cm)">
          <text:p text:style-name="P4"><text:span text:style-name="T1">Pmod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cm" svg:height="1.8cm" svg:x="9.5cm" svg:y="16.6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3cm" svg:y1="11.9cm" svg:x2="21.4cm" svg:y2="11.9cm">
          <text:p text:style-name="P5">/3</text:p>
          <text:p text:style-name="P5">I2S</text:p>
        </draw:line>
        <draw:line draw:style-name="gr5" draw:text-style-name="P6" draw:layer="layout" svg:x1="18.3cm" svg:y1="9.2cm" svg:x2="21.4cm" svg:y2="9.2cm">
          <text:p text:style-name="P5">/6</text:p>
          <text:p text:style-name="P5">SPI0/1</text:p>
        </draw:line>
        <draw:line draw:style-name="gr5" draw:text-style-name="P6" draw:layer="layout" svg:x1="11.7cm" svg:y1="13.2cm" svg:x2="11.7cm" svg:y2="15.6cm">
          <text:p text:style-name="P5">/3</text:p>
          <text:p text:style-name="P5">I2S</text:p>
        </draw:line>
        <draw:line draw:style-name="gr6" draw:text-style-name="P6" draw:layer="layout" svg:x1="12.3cm" svg:y1="14.9cm" svg:x2="12.3cm" svg:y2="15.6cm">
          <text:p/>
        </draw:line>
        <draw:custom-shape draw:style-name="gr7" draw:text-style-name="P3" draw:layer="layout" svg:width="3.8cm" svg:height="2.3cm" svg:x="7.6cm" svg:y="1.8cm">
          <text:p text:style-name="P3">NeptUNO</text:p>
          <text:p text:style-name="P3"><text:span text:style-name="T2">( </text:span><text:span text:style-name="T2">Z</text:span><text:span text:style-name="T2">X</text:span><text:span text:style-name="T2">D</text:span><text:span text:style-name="T2">O</text:span><text:span text:style-name="T2">S</text:span><text:span text:style-name="T2">+</text:span><text:span text:style-name="T2">)</text:span></text:p>
          <text:p text:style-name="P3"><text:span text:style-name="T2">(</text:span><text:span text:style-name="T2">G</text:span><text:span text:style-name="T2">o</text:span><text:span text:style-name="T2">m</text:span><text:span text:style-name="T2">a</text:span><text:span text:style-name="T2">D</text:span><text:span text:style-name="T2">O</text:span><text:span text:style-name="T2">S</text:span><text:span text:style-name="T2">+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cm" svg:y1="4.1cm" svg:x2="9.5cm" svg:y2="8.5cm">
          <text:p text:style-name="P5">/25</text:p>
          <text:p text:style-name="P5">EDGE connector</text:p>
        </draw:line>
        <draw:custom-shape draw:style-name="gr8" draw:text-style-name="P3" draw:layer="layout" svg:width="4cm" svg:height="1.9cm" draw:transform="rotate (1.5707963267949) translate (2.9cm 12.8cm)">
          <text:p text:style-name="P3">Hyperram, </text:p>
          <text:p text:style-name="P3">HDMI, other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3cm" svg:y1="14.9cm" svg:x2="20.9cm" svg:y2="14.9cm">
          <text:p text:style-name="P7">/3</text:p>
          <text:p text:style-name="P7">I2S</text:p>
        </draw:line>
        <draw:line draw:style-name="gr9" draw:text-style-name="P6" draw:layer="layout" svg:x1="20.9cm" svg:y1="14.9cm" svg:x2="20.9cm" svg:y2="11.9cm">
          <text:p/>
        </draw:line>
        <draw:custom-shape draw:style-name="gr10" draw:text-style-name="P4" draw:layer="layout" svg:width="2.2cm" svg:height="0.8cm" svg:x="12.1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3.2cm" svg:y1="5.8cm" svg:x2="13.2cm" svg:y2="8.5cm">
          <text:p text:style-name="P5">/8</text:p>
          <text:p text:style-name="P5">SPI+UART</text:p>
        </draw:line>
        <draw:custom-shape draw:style-name="gr11" draw:text-style-name="P3" draw:layer="layout" svg:width="4cm" svg:height="2.3cm" svg:x="11.8cm" svg:y="1.8cm">
          <text:p text:style-name="P3">FPGA 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2.9cm" svg:y1="4.2cm" svg:x2="12.9cm" svg:y2="4.9cm">
          <text:p/>
        </draw:line>
        <draw:line draw:style-name="gr6" draw:text-style-name="P8" draw:layer="layout" svg:x1="13.7cm" svg:y1="4.9cm" svg:x2="13.7cm" svg:y2="4.2cm">
          <text:p/>
        </draw:line>
        <draw:line draw:style-name="gr5" draw:text-style-name="P6" draw:layer="layout" svg:x1="6.4cm" svg:y1="9.8cm" svg:x2="8.6cm" svg:y2="9.8cm">
          <text:p text:style-name="P5"><text:span text:style-name="T3">/8</text:span></text:p>
          <text:p text:style-name="P5"><text:span text:style-name="T3"/></text:p>
        </draw:line>
        <draw:custom-shape draw:style-name="gr3" draw:text-style-name="P3" draw:layer="layout" svg:width="1.75cm" svg:height="0.75cm" draw:transform="rotate (1.5707963267949) translate (5.7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6.4cm" svg:y1="11.95cm" svg:x2="8.6cm" svg:y2="11.9cm">
          <text:p text:style-name="P5"><text:span text:style-name="T3">/8</text:span></text:p>
          <text:p text:style-name="P5"><text:span text:style-name="T3"/></text:p>
        </draw:line>
        <draw:custom-shape draw:style-name="gr10" draw:text-style-name="P4" draw:layer="layout" svg:width="2.2cm" svg:height="0.8cm" svg:x="14.6cm" svg:y="5cm">
          <text:p text:style-name="P9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9cm" svg:y1="7cm" svg:x2="17.9cm" svg:y2="8.5cm">
          <text:p text:style-name="P5">/x</text:p>
          <text:p text:style-name="P5"><text:span text:style-name="T2">RPi</text:span></text:p>
        </draw:line>
        <draw:line draw:style-name="gr6" draw:text-style-name="P8" draw:layer="layout" svg:x1="15.4cm" svg:y1="4.2cm" svg:x2="15.4cm" svg:y2="4.9cm">
          <text:p/>
        </draw:line>
        <draw:frame draw:style-name="gr12" draw:text-style-name="P10" draw:layer="layout" svg:width="7.8cm" svg:height="2.461cm" svg:x="20.7cm" svg:y="17.339cm">
          <draw:text-box>
            <text:p>Addon Edge RPi I2S PMOD multiFPGA <text:s text:c="2"/>v0.41 </text:p>
            <text:p><text:span text:style-name="T4"><text:line-break/></text:span><text:span text:style-name="T4">somhic 12/02/22</text:span></text:p>
          </draw:text-box>
        </draw:frame>
        <draw:custom-shape draw:style-name="gr13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58cm" svg:y1="12.312cm" svg:x2="5.658cm" svg:y2="12.3cm">
          <text:p/>
        </draw:line>
        <draw:line draw:style-name="gr6" draw:text-style-name="P8" draw:layer="layout" svg:x1="5.644cm" svg:y1="11.5cm" svg:x2="4.944cm" svg:y2="11.512cm">
          <text:p/>
        </draw:line>
        <draw:line draw:style-name="gr6" draw:text-style-name="P8" draw:layer="layout" svg:x1="4.914cm" svg:y1="10.212cm" svg:x2="5.614cm" svg:y2="10.2cm">
          <text:p/>
        </draw:line>
        <draw:line draw:style-name="gr6" draw:text-style-name="P8" draw:layer="layout" svg:x1="5.6cm" svg:y1="9.4cm" svg:x2="4.9cm" svg:y2="9.412cm">
          <text:p/>
        </draw:line>
        <draw:custom-shape draw:style-name="gr3" draw:text-style-name="P4" draw:layer="layout" svg:width="1.75cm" svg:height="0.75cm" draw:transform="rotate (1.5707963267949) translate (5.7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0.75cm" draw:transform="rotate (1.5707963267949) translate (21.35cm 12.2cm)">
          <text:p text:style-name="P4"><text:span text:style-name="T1">20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2cm" svg:height="0.8cm" svg:x="10.5cm" svg:y="15.6cm">
          <text:p text:style-name="P3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2cm" svg:height="2.3cm" svg:x="17.7cm" svg:y="4.7cm">
          <text:p text:style-name="P12"><text:span text:style-name="T4">Headers Rpi:</text:span></text:p>
          <text:p text:style-name="P12"><text:span text:style-name="T4">- UART 3x1</text:span></text:p>
          <text:p text:style-name="P12"><text:span text:style-name="T4">- Power 5V &amp; 3V3</text:span></text:p>
          <text:p text:style-name="P12"><text:span text:style-name="T4">-I2C display</text:span></text:p>
          <text:p text:style-name="P12"><text:span text:style-name="T4">-Encoder&amp;butt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6cm" svg:y1="5.8cm" svg:x2="15.6cm" svg:y2="8.5cm">
          <text:p text:style-name="P5">/3</text:p>
          <text:p text:style-name="P5"><text:span text:style-name="T2">I2S</text:span></text:p>
        </draw:line>
        <draw:custom-shape draw:style-name="gr16" draw:text-style-name="P3" draw:layer="layout" svg:width="2.8cm" svg:height="1.4cm" svg:x="16.1cm" svg:y="2.7cm">
          <text:p text:style-name="P3">DAC I2S</text:p>
          <text:p text:style-name="P13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6.5cm" svg:y1="4.2cm" svg:x2="16.5cm" svg:y2="4.9cm">
          <text:p/>
        </draw:line>
        <draw:line draw:style-name="gr5" draw:text-style-name="P6" draw:layer="layout" svg:x1="18.3cm" svg:y1="10.6cm" svg:x2="21.4cm" svg:y2="10.6cm">
          <text:p text:style-name="P5">/1</text:p>
          <text:p text:style-name="P5">MIDI out</text:p>
        </draw:line>
        <draw:line draw:style-name="gr6" draw:text-style-name="P6" draw:layer="layout" svg:x1="20.5cm" svg:y1="11.9cm" svg:x2="18.3cm" svg:y2="11.9cm">
          <text:p/>
        </draw:line>
        <draw:line draw:style-name="gr6" draw:text-style-name="P6" draw:layer="layout" svg:x1="20.7cm" svg:y1="10.6cm" svg:x2="21.4cm" svg:y2="10.6cm">
          <text:p/>
        </draw:line>
        <draw:line draw:style-name="gr6" draw:text-style-name="P6" draw:layer="layout" svg:x1="11.7cm" svg:y1="14.9cm" svg:x2="11.7cm" svg:y2="15.6cm">
          <text:p/>
        </draw:line>
        <draw:line draw:style-name="gr6" draw:text-style-name="P8" draw:layer="layout" svg:x1="15.6cm" svg:y1="7.8cm" svg:x2="15.6cm" svg:y2="8.5cm">
          <text:p/>
        </draw:line>
        <draw:custom-shape draw:style-name="gr17" draw:text-style-name="P3" draw:layer="layout" svg:width="4cm" svg:height="2.8cm" svg:x="23.2cm" svg:y="10.7cm">
          <text:p text:style-name="P3">Other SBC / </text:p>
          <text:p text:style-name="P3">microcontroler</text:p>
          <text:p text:style-name="P3">(Maix Bit /</text:p>
          <text:p text:style-name="P3">Stm32 / ...)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8cm" svg:height="0.75cm" draw:transform="rotate (1.5707963267949) translate (22.3cm 13.5cm)">
          <text:p text:style-name="P4"><text:span text:style-name="T1">adap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2-13T01:45:40.922543527</dc:date>
    <meta:editing-duration>PT2H21M58S</meta:editing-duration>
    <meta:editing-cycles>26</meta:editing-cycles>
    <meta:generator>LibreOffice/6.4.7.2$Linux_X86_64 LibreOffice_project/40$Build-2</meta:generator>
    <meta:document-statistic meta:object-count="44"/>
  </office:meta>
</office:document-meta>
</file>